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6.2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R5,6,7,8,9,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 SMD32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2,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 SMD3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,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k7 SMD3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100n SMD3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2.2u SMD3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470p SMD3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2,3,4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Push butt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Dip switch</text:p>
          </table:table-cell>
          <table:table-cell office:value-type="string" calcext:value-type="string">
            <text:p>x3 9.8x9.8mm, W7.62mm, P2.54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 connector</text:p>
          </table:table-cell>
          <table:table-cell office:value-type="string" calcext:value-type="string">
            <text:p>USB A conn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Attiny 84A SOIC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MIC5205 3.3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ISP header</text:p>
          </table:table-cell>
          <table:table-cell office:value-type="string" calcext:value-type="string">
            <text:p>3x2 Pin socke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.00.0000</text:date>, <text:time style:data-style-name="N2" text:time-value="15:38:33.075464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0T18:27:40.951894850</meta:creation-date>
    <meta:generator>LibreOffice/7.0.4.2$Linux_X86_64 LibreOffice_project/dcf040e67528d9187c66b2379df5ea4407429775</meta:generator>
    <dc:date>2020-12-27T15:50:18.794713614</dc:date>
    <meta:editing-duration>PT15M13S</meta:editing-duration>
    <meta:editing-cycles>6</meta:editing-cycles>
    <meta:document-statistic meta:table-count="1" meta:cell-count="52" meta:object-count="0"/>
  </office:meta>
</office:document-meta>
</file>